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ntingWriter.incr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ing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ing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ingWriter.IndentingWriter( Writer delegate , int indent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ingWriter.IndentingWriter( Writ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ingWriter.write( char cbuf [ ] , int off , int l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dentingWriter.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ntingWriter.decr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